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38cm" fo:min-width="3.02cm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user-transformed="true">
          <draw:text-box>
            <text:p>JuMEG_Install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Cont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ntion</text:p>
              </text:list-item>
              <text:list-item>
                <text:p>The general plan</text:p>
              </text:list-item>
              <text:list-item>
                <text:p>The program flow</text:p>
              </text:list-item>
              <text:list-item>
                <text:p>The merge algorithm</text:p>
              </text:list-item>
              <text:list-item>
                <text:p>Problems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Inten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Method to easily install an anaconda environment</text:p>
              </text:list-item>
              <text:list-item>
                <text:p>Special intention to merge the jumeg and mne environments automatically</text:p>
              </text:list-item>
              <text:list-item>
                <text:p>should also be used to merge two other environment files </text:p>
              </text:list-item>
              <text:list-item>
                <text:p>Jumeg environment file should be priorised at the mer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he general plan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he program flow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he merge algorithm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custom-shape draw:style-name="gr2" draw:text-style-name="P3" draw:layer="layout" svg:width="3.8cm" svg:height="5cm" svg:x="0.8cm" svg:y="3.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4T08:23:03.993616080</meta:creation-date>
    <meta:editing-duration>PT28M11S</meta:editing-duration>
    <meta:editing-cycles>6</meta:editing-cycles>
    <meta:generator>LibreOffice/6.4.5.2$Linux_X86_64 LibreOffice_project/40$Build-2</meta:generator>
    <dc:title>Blue Curve</dc:title>
    <dc:date>2020-08-24T15:23:50.379408841</dc:date>
    <meta:document-statistic meta:object-count="62"/>
  </office:meta>
</office:document-meta>
</file>